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794cm" style:rel-column-width="3059*"/>
    </style:style>
    <style:style style:name="Tabela1.B" style:family="table-column">
      <style:table-column-properties style:column-width="4.41cm" style:rel-column-width="16999*"/>
    </style:style>
    <style:style style:name="Tabela1.C" style:family="table-column">
      <style:table-column-properties style:column-width="11.797cm" style:rel-column-width="4547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94cm" style:rel-column-width="3059*"/>
    </style:style>
    <style:style style:name="Tabela2.B" style:family="table-column">
      <style:table-column-properties style:column-width="6.108cm" style:rel-column-width="23547*"/>
    </style:style>
    <style:style style:name="Tabela2.C" style:family="table-column">
      <style:table-column-properties style:column-width="10.098cm" style:rel-column-width="38929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officeooo:rsid="001f3d8c" officeooo:paragraph-rsid="001f3d8c"/>
    </style:style>
    <style:style style:name="P2" style:family="paragraph" style:parent-style-name="Text_20_body">
      <style:text-properties officeooo:rsid="00211d47" officeooo:paragraph-rsid="00211d47"/>
    </style:style>
    <style:style style:name="P3" style:family="paragraph" style:parent-style-name="Text_20_body">
      <style:text-properties officeooo:rsid="0022faf0" officeooo:paragraph-rsid="0022faf0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1a3c31" officeooo:paragraph-rsid="0026acd6"/>
    </style:style>
    <style:style style:name="P5" style:family="paragraph" style:parent-style-name="Title">
      <style:text-properties fo:font-size="20pt" officeooo:rsid="001a3c31" officeooo:paragraph-rsid="001a3c31" style:font-size-asian="20pt" style:font-size-complex="20pt"/>
    </style:style>
    <style:style style:name="P6" style:family="paragraph" style:parent-style-name="Standard">
      <style:text-properties officeooo:rsid="00258d1d" officeooo:paragraph-rsid="00258d1d"/>
    </style:style>
    <style:style style:name="P7" style:family="paragraph" style:parent-style-name="Standard">
      <style:text-properties officeooo:rsid="00081162" officeooo:paragraph-rsid="0026acd6"/>
    </style:style>
    <style:style style:name="P8" style:family="paragraph" style:parent-style-name="Standard">
      <style:text-properties officeooo:rsid="0009b731" officeooo:paragraph-rsid="0026acd6"/>
    </style:style>
    <style:style style:name="P9" style:family="paragraph" style:parent-style-name="Table_20_Contents">
      <style:text-properties officeooo:rsid="00258d1d" officeooo:paragraph-rsid="00258d1d"/>
    </style:style>
    <style:style style:name="P10" style:family="paragraph" style:parent-style-name="Table_20_Contents">
      <style:paragraph-properties fo:text-align="center" style:justify-single-word="false"/>
      <style:text-properties officeooo:rsid="00258d1d" officeooo:paragraph-rsid="00258d1d"/>
    </style:style>
    <style:style style:name="P11" style:family="paragraph" style:parent-style-name="Table_20_Contents">
      <style:text-properties officeooo:rsid="0026acd6" officeooo:paragraph-rsid="0026acd6"/>
    </style:style>
    <style:style style:name="P12" style:family="paragraph" style:parent-style-name="Subtitle">
      <style:text-properties officeooo:rsid="00211d47" officeooo:paragraph-rsid="00211d47"/>
    </style:style>
    <style:style style:name="P13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1a3c31" officeooo:paragraph-rsid="0022faf0"/>
    </style:style>
    <style:style style:name="P14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1a3c31" officeooo:paragraph-rsid="001a3c31"/>
    </style:style>
    <style:style style:name="P15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1a3c31" officeooo:paragraph-rsid="0027fead"/>
    </style:style>
    <style:style style:name="P16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27fead" officeooo:paragraph-rsid="0027fead"/>
    </style:style>
    <style:style style:name="P17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22faf0" officeooo:paragraph-rsid="0022faf0"/>
    </style:style>
    <style:style style:name="P18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1b8d4c" officeooo:paragraph-rsid="001b8d4c"/>
    </style:style>
    <style:style style:name="P19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1b538f" officeooo:paragraph-rsid="001be735"/>
    </style:style>
    <style:style style:name="P20" style:family="paragraph" style:parent-style-name="Text_20_body" style:list-style-name="L1">
      <loext:graphic-properties draw:fill="none"/>
      <style:paragraph-properties fo:margin-left="1.499cm" fo:margin-right="0cm" fo:margin-top="0cm" fo:margin-bottom="0.247cm" loext:contextual-spacing="false" fo:line-height="120%" fo:text-indent="-0.7cm" style:auto-text-indent="false" fo:background-color="transparent"/>
      <style:text-properties officeooo:rsid="00258d1d" officeooo:paragraph-rsid="00258d1d"/>
    </style:style>
    <style:style style:name="P2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081162" officeooo:paragraph-rsid="001be735"/>
    </style:style>
    <style:style style:name="P2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cm" style:auto-text-indent="false" fo:background-color="transparent"/>
      <style:text-properties officeooo:rsid="002aed09" officeooo:paragraph-rsid="002aed09"/>
    </style:style>
    <style:style style:name="T1" style:family="text">
      <style:text-properties officeooo:rsid="001d423d"/>
    </style:style>
    <style:style style:name="T2" style:family="text">
      <style:text-properties officeooo:rsid="00211d47"/>
    </style:style>
    <style:style style:name="T3" style:family="text">
      <style:text-properties officeooo:rsid="0022faf0"/>
    </style:style>
    <style:style style:name="T4" style:family="text">
      <style:text-properties officeooo:rsid="00249229"/>
    </style:style>
    <style:style style:name="T5" style:family="text">
      <style:text-properties officeooo:rsid="0024df0a"/>
    </style:style>
    <style:style style:name="T6" style:family="text">
      <style:text-properties officeooo:rsid="0026acd6"/>
    </style:style>
    <style:style style:name="T7" style:family="text">
      <style:text-properties officeooo:rsid="00292f68"/>
    </style:style>
    <style:style style:name="T8" style:family="text">
      <style:text-properties officeooo:rsid="002aed09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prawozdanie merytoryczne <text:span text:style-name="T1">z działalności Stowarzyszenia w </text:span>2016 rok<text:span text:style-name="T1">u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0">Lp.</text:p>
          </table:table-cell>
          <table:table-cell table:style-name="Tabela1.A1" office:value-type="string">
            <text:p text:style-name="P10">Tytuł</text:p>
          </table:table-cell>
          <table:table-cell table:style-name="Tabela1.C1" office:value-type="string">
            <text:p text:style-name="P10">Wartość</text:p>
          </table:table-cell>
        </table:table-row>
        <table:table-row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9">Nazwa</text:p>
          </table:table-cell>
          <table:table-cell table:style-name="Tabela1.C2" office:value-type="string">
            <text:p text:style-name="P9">Stowarzyszenie Polska Grupa Użytkowników Pythona</text:p>
          </table:table-cell>
        </table:table-row>
        <table:table-row>
          <table:table-cell table:style-name="Tabela1.A2" office:value-type="string">
            <text:p text:style-name="P9">2</text:p>
          </table:table-cell>
          <table:table-cell table:style-name="Tabela1.A2" office:value-type="string">
            <text:p text:style-name="P9">Adres siedziby</text:p>
          </table:table-cell>
          <table:table-cell table:style-name="Tabela1.C2" office:value-type="string">
            <text:p text:style-name="P9">ul. Antoniego Józefa Madalińskiego 106, 02-506 Warszawa</text:p>
          </table:table-cell>
        </table:table-row>
        <table:table-row>
          <table:table-cell table:style-name="Tabela1.A2" office:value-type="string">
            <text:p text:style-name="P9">3</text:p>
          </table:table-cell>
          <table:table-cell table:style-name="Tabela1.A2" office:value-type="string">
            <text:p text:style-name="P9">Numer KRS</text:p>
          </table:table-cell>
          <table:table-cell table:style-name="Tabela1.C2" office:value-type="string">
            <text:p text:style-name="P9">0000534348</text:p>
          </table:table-cell>
        </table:table-row>
        <table:table-row>
          <table:table-cell table:style-name="Tabela1.A2" office:value-type="string">
            <text:p text:style-name="P9">4</text:p>
          </table:table-cell>
          <table:table-cell table:style-name="Tabela1.A2" office:value-type="string">
            <text:p text:style-name="P9">Regon</text:p>
          </table:table-cell>
          <table:table-cell table:style-name="Tabela1.C2" office:value-type="string">
            <text:p text:style-name="P9">360410070</text:p>
          </table:table-cell>
        </table:table-row>
        <table:table-row>
          <table:table-cell table:style-name="Tabela1.A2" office:value-type="string">
            <text:p text:style-name="P9">5</text:p>
          </table:table-cell>
          <table:table-cell table:style-name="Tabela1.A2" office:value-type="string">
            <text:p text:style-name="P9">NIP</text:p>
          </table:table-cell>
          <table:table-cell table:style-name="Tabela1.C2" office:value-type="string">
            <text:p text:style-name="P9">5213684574</text:p>
          </table:table-cell>
        </table:table-row>
        <table:table-row>
          <table:table-cell table:style-name="Tabela1.A2" office:value-type="string">
            <text:p text:style-name="P9">6</text:p>
          </table:table-cell>
          <table:table-cell table:style-name="Tabela1.A2" office:value-type="string">
            <text:p text:style-name="P9">Adres email</text:p>
          </table:table-cell>
          <table:table-cell table:style-name="Tabela1.C2" office:value-type="string">
            <text:p text:style-name="P9">stowarzyszenia@plpug.org</text:p>
          </table:table-cell>
        </table:table-row>
        <table:table-row>
          <table:table-cell table:style-name="Tabela1.A2" office:value-type="string">
            <text:p text:style-name="P9">7</text:p>
          </table:table-cell>
          <table:table-cell table:style-name="Tabela1.A2" office:value-type="string">
            <text:p text:style-name="P9">Strona internetowa</text:p>
          </table:table-cell>
          <table:table-cell table:style-name="Tabela1.C2" office:value-type="string">
            <text:p text:style-name="P9">plpug.org</text:p>
          </table:table-cell>
        </table:table-row>
      </table:table>
      <text:p text:style-name="Standard"/>
      <text:p text:style-name="P6">Skład zarządu na dzień 31.12.2016 r.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10">Lp.</text:p>
          </table:table-cell>
          <table:table-cell table:style-name="Tabela2.A1" office:value-type="string">
            <text:p text:style-name="P10">Funkcja</text:p>
          </table:table-cell>
          <table:table-cell table:style-name="Tabela2.C1" office:value-type="string">
            <text:p text:style-name="P10">Imię i Nazwisko</text:p>
          </table:table-cell>
        </table:table-row>
        <table:table-row>
          <table:table-cell table:style-name="Tabela2.A2" office:value-type="string">
            <text:p text:style-name="P9">1</text:p>
          </table:table-cell>
          <table:table-cell table:style-name="Tabela2.A2" office:value-type="string">
            <text:p text:style-name="P9">Prezes Zarządu</text:p>
          </table:table-cell>
          <table:table-cell table:style-name="Tabela2.C2" office:value-type="string">
            <text:p text:style-name="P9">Agata Bublewicz</text:p>
          </table:table-cell>
        </table:table-row>
        <table:table-row>
          <table:table-cell table:style-name="Tabela2.A2" office:value-type="string">
            <text:p text:style-name="P9">2</text:p>
          </table:table-cell>
          <table:table-cell table:style-name="Tabela2.A2" office:value-type="string">
            <text:p text:style-name="P9">Wiceprezes Zarządu</text:p>
          </table:table-cell>
          <table:table-cell table:style-name="Tabela2.C2" office:value-type="string">
            <text:p text:style-name="P9">Marek Skaliński</text:p>
          </table:table-cell>
        </table:table-row>
        <table:table-row>
          <table:table-cell table:style-name="Tabela2.A2" office:value-type="string">
            <text:p text:style-name="P9">3</text:p>
          </table:table-cell>
          <table:table-cell table:style-name="Tabela2.A2" office:value-type="string">
            <text:p text:style-name="P9">Skarbnik Zarządu</text:p>
          </table:table-cell>
          <table:table-cell table:style-name="Tabela2.C2" office:value-type="string">
            <text:p text:style-name="P11">Marek Piechula</text:p>
          </table:table-cell>
        </table:table-row>
        <table:table-row>
          <table:table-cell table:style-name="Tabela2.A2" office:value-type="string">
            <text:p text:style-name="P9">4</text:p>
          </table:table-cell>
          <table:table-cell table:style-name="Tabela2.A2" office:value-type="string">
            <text:p text:style-name="P9">Sekretarz Zarządu</text:p>
          </table:table-cell>
          <table:table-cell table:style-name="Tabela2.C2" office:value-type="string">
            <text:p text:style-name="P11">Wojciech Zając</text:p>
          </table:table-cell>
        </table:table-row>
      </table:table>
      <text:p text:style-name="Standard"/>
      <text:p text:style-name="Standard"/>
      <text:p text:style-name="P12">Wstęp</text:p>
      <text:p text:style-name="P1">Pomiędzy końcem marca a czerwcem 2016 roku wszyscy członkowie ówczesnego Zarządu złożyli rezygnację z pełnionej funkcji oraz odeszli z zarządu <text:span text:style-name="T2">(</text:span>Filip Kłębczyk, <text:span text:style-name="T2">Jędrzej Nowak, Piotr Skamruk oraz Piotr Tynecki). Komisja Rewizyjna (Wojciech Zając, Piotr Maliński oraz Rafał Korzeniewski) przejęła obowiązki zarządu i zorganizowała walne zebranie członków dnia 8.08.2016 w Warszawie, na którym został wybrany nowy zarząd w składzie:</text:span></text:p>
      <text:p text:style-name="P2">Agata Bublewicz – Prezes Zarządu</text:p>
      <text:p text:style-name="P2">Marek Skaliński – Wiceprezes Zarządu</text:p>
      <text:p text:style-name="P2">Marek Piechula – Skarbnik Zarządu</text:p>
      <text:p text:style-name="P2">Wojciech Zając – Sekretarz Zarządu (zrezygnował z bycia przewodniczącym komisji rewizyjnej)</text:p>
      <text:p text:style-name="P3">Działania podjęte przez nowy zarząd:</text:p>
      <text:list xml:id="list5268540471874186748" text:style-name="L1">
        <text:list-item>
          <text:p text:style-name="P13"><text:s/><text:span text:style-name="T3">W celu uregulowania niezbędnych spraw Stowarzyszenie zostały zorganizowane kolejne walne zebrania członków: </text:span></text:p>
          <text:list>
            <text:list-item>
              <text:p text:style-name="P16">8.08.2016 w Warszawie,</text:p>
            </text:list-item>
            <text:list-item>
              <text:p text:style-name="P17">16.08.2016 w Katowicach,</text:p>
            </text:list-item>
            <text:list-item>
              <text:p text:style-name="P17">19.11.2016 w Warszawie.</text:p>
            </text:list-item>
          </text:list>
        </text:list-item>
        <text:list-item>
          <text:p text:style-name="P13"><text:soft-page-break/><text:s/>Znalezienie sponsora na VPS<text:span text:style-name="T3">-a oraz pocztę</text:span> (Adminotaur <text:span text:style-name="T5">z Krakowa</text:span>).</text:p>
        </text:list-item>
        <text:list-item>
          <text:p text:style-name="P17"><text:s/>Przedłużenie domen oraz skonfigurowanie domen, poczty oraz www <text:span text:style-name="T7">+ ssl</text:span>.</text:p>
        </text:list-item>
        <text:list-item>
          <text:p text:style-name="P14"><text:s/>Przygotowanie strony <text:span text:style-name="T3">Stowarzyszenia.</text:span></text:p>
        </text:list-item>
        <text:list-item>
          <text:p text:style-name="P18"><text:s/><text:span text:style-name="T4">Zmiany w logo PLPUG-a, które zostały zatwierdzone przez PSF.</text:span></text:p>
        </text:list-item>
        <text:list-item>
          <text:p text:style-name="P14"><text:s/><text:span text:style-name="T4">Zmiana typu </text:span>konta na github <text:span text:style-name="T4">na konto organizacji oraz rozpowszechnienie go wśród członków.</text:span></text:p>
        </text:list-item>
        <text:list-item>
          <text:p text:style-name="P15"><text:s/><text:span text:style-name="T4">Promocja Stowarzyszenia poprzez inne konta: F</text:span>acebook, Twitter, <text:span text:style-name="T4">G+, plpug.slack.com, kanał IRC plpug na Freenode oraz listę mailingową plpug na Mailman.</text:span></text:p>
        </text:list-item>
        <text:list-item>
          <text:p text:style-name="P19"><text:s/>Złożenie wniosku o grant do fundacji Microbit, który został pozytywnie rozpatrzony i dzięki temu Stowarzyszenie otrzymało 30 sztuk płytek Micro:bit.</text:p>
        </text:list-item>
        <text:list-item>
          <text:p text:style-name="P20"><text:s/>Przez cały ten czas Zarząd reprezentował Stowarzyszenie na różnych <text:span text:style-name="T6">lokalnych</text:span> spotkaniach: PyWaw, PyGda, Koduj dla Polski, PyData, PyKosz.</text:p>
        </text:list-item>
      </text:list>
      <text:p text:style-name="P21"/>
      <text:p text:style-name="P22">Obecnie PLPUG liczy 23 członków w tym 11 z opłaconymi składkami.</text:p>
      <text:p text:style-name="P22"/>
      <text:p text:style-name="P7">Warszawa, <text:span text:style-name="T8">02</text:span>.0<text:span text:style-name="T8">9</text:span>.2017 rok</text:p>
      <text:p text:style-name="P7"/>
      <text:p text:style-name="P8">Sporządził:</text:p>
      <text:p text:style-name="P8">Wojciech Zając</text:p>
      <text:p text:style-name="P7"/>
      <text:p text:style-name="P8">Podpisy członków zarządu:</text:p>
      <text:p text:style-name="P7"/>
      <text:p text:style-name="P8"><text:tab/> Agata Bublewicz <text:tab/><text:tab/><text:tab/><text:tab/><text:tab/><text:tab/><text:tab/>Marek Skaliński</text:p>
      <text:p text:style-name="P8"/>
      <text:p text:style-name="P8"/>
      <text:p text:style-name="P8"/>
      <text:p text:style-name="P8"/>
      <text:p text:style-name="P8"/>
      <text:p text:style-name="P8"><text:tab/>Łukasz Posadowski<text:tab/><text:tab/><text:tab/><text:tab/><text:tab/><text:tab/><text:tab/>Wojciech Zając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2:17:39.654664525</meta:creation-date>
    <dc:date>2017-09-02T17:30:38.559030732</dc:date>
    <meta:editing-duration>PT50M52S</meta:editing-duration>
    <meta:editing-cycles>8</meta:editing-cycles>
    <meta:generator>LibreOffice/5.2.7.2$Linux_X86_64 LibreOffice_project/20m0$Build-2</meta:generator>
    <meta:document-statistic meta:table-count="2" meta:image-count="0" meta:object-count="0" meta:page-count="2" meta:paragraph-count="67" meta:word-count="326" meta:character-count="2369" meta:non-whitespace-character-count="2080"/>
  </office:meta>
</office:document-meta>
</file>